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officeooo:paragraph-rsid="0006a8a0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officeooo:paragraph-rsid="00085a25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officeooo:paragraph-rsid="00086551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fo:font-weight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officeooo:rsid="0006a8a0" officeooo:paragraph-rsid="0006a8a0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officeooo:rsid="00076c79" officeooo:paragraph-rsid="00076c79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officeooo:rsid="00085a25" officeooo:paragraph-rsid="00085a25"/>
    </style:style>
    <style:style style:name="P9" style:family="paragraph" style:parent-style-name="Text_20_body" style:list-style-name="L4">
      <style:paragraph-properties fo:margin-top="0cm" fo:margin-bottom="0cm" loext:contextual-spacing="false" fo:line-height="100%" style:writing-mode="page"/>
      <style:text-properties officeooo:paragraph-rsid="00086551"/>
    </style:style>
    <style:style style:name="P10" style:family="paragraph" style:parent-style-name="Text_20_body" style:list-style-name="L7">
      <style:paragraph-properties fo:margin-top="0cm" fo:margin-bottom="0cm" loext:contextual-spacing="false" fo:line-height="100%" style:writing-mode="page"/>
      <style:text-properties officeooo:paragraph-rsid="0006a8a0"/>
    </style:style>
    <style:style style:name="P11" style:family="paragraph" style:parent-style-name="Text_20_body" style:list-style-name="L9">
      <style:paragraph-properties fo:margin-top="0cm" fo:margin-bottom="0cm" loext:contextual-spacing="false" fo:line-height="100%" style:writing-mode="page"/>
      <style:text-properties officeooo:paragraph-rsid="0006a8a0"/>
    </style:style>
    <style:style style:name="P12" style:family="paragraph" style:parent-style-name="Text_20_body" style:list-style-name="L4">
      <style:paragraph-properties fo:margin-top="0cm" fo:margin-bottom="0cm" loext:contextual-spacing="false" fo:line-height="100%" style:writing-mode="page"/>
      <style:text-properties officeooo:rsid="00086551" officeooo:paragraph-rsid="00086551"/>
    </style:style>
    <style:style style:name="T1" style:family="text">
      <style:text-properties officeooo:rsid="0006a8a0"/>
    </style:style>
    <style:style style:name="T2" style:family="text">
      <style:text-properties officeooo:rsid="00076c79"/>
    </style:style>
    <style:style style:name="T3" style:family="text">
      <style:text-properties officeooo:rsid="00085a25"/>
    </style:style>
    <style:style style:name="T4" style:family="text">
      <style:text-properties officeooo:rsid="00086551"/>
    </style:style>
    <style:style style:name="T5" style:family="text">
      <style:text-properties fo:font-weight="bold" officeooo:rsid="00076c79" style:font-weight-asian="bold" style:font-weight-complex="bold"/>
    </style:style>
    <style:style style:name="T6" style:family="text">
      <style:text-properties fo:font-weight="bold" officeooo:rsid="0006a8a0" style:font-weight-asian="bold" style:font-weight-complex="bold"/>
    </style:style>
    <style:style style:name="T7" style:family="text">
      <style:text-properties officeooo:rsid="000b97c0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İHTARNAME</text:p>
      <text:p text:style-name="P1">İHTAR EDEN <text:span text:style-name="T1">( KİRALAYAN )</text:span><text:tab/>: <text:span text:style-name="T2">Ali Umut BALCI </text:span></text:p>
      <text:p text:style-name="P1">Adres<text:tab/><text:tab/><text:tab/><text:tab/><text:tab/>: <text:span text:style-name="T1">İsmail Altıngövde Cad No:21-A TOKAT</text:span></text:p>
      <text:p text:style-name="P3">KARŞI TARAF <text:span text:style-name="T1">( </text:span><text:span text:style-name="T6">KİRACI</text:span><text:span text:style-name="T1"> )</text:span> <text:tab/>: <text:span text:style-name="T5">Dursun DURMUŞ (471 3724 3078)</text:span></text:p>
      <text:p text:style-name="P2">Adres<text:tab/><text:tab/><text:tab/><text:tab/><text:tab/>: <text:span text:style-name="T1">İsmail Altıngövde Cad No:21-D TOKAT</text:span></text:p>
      <text:p text:style-name="P1"/>
      <text:p text:style-name="P1">KONU <text:tab/>: Kira bedelinin ödenmesi <text:span text:style-name="T1">ve mecurun başkasına kiralanma </text:span>ihtarı</text:p>
      <text:p text:style-name="P1"/>
      <text:p text:style-name="P1">AÇIKLAMALAR :</text:p>
      <text:p text:style-name="P2"><text:span text:style-name="T1"><text:tab/>KİRALAYAN ‘a</text:span> ait taşınmazda <text:span text:style-name="T1">25 EKİM 2018</text:span> <text:span text:style-name="T1">t</text:span>arihli <text:span text:style-name="T2">ve </text:span><text:s/>yazılı kira mukavelesi gereği <text:span text:style-name="T1">yıllık </text:span><text:span text:style-name="T6">25.000,00 TL</text:span><text:span text:style-name="T1"> </text:span>kira bedeli ile <text:span text:style-name="T1">KİRACI</text:span> olarak oturmaktasınız.</text:p>
      <text:p text:style-name="P2"><text:span text:style-name="T1">1- Kira başlangıcında bankaya yatırmanız gereken 25.000,00</text:span> TL kira bedelini bu güne kadar yatırmamış bulunmaktasınız.</text:p>
      <text:list xml:id="list3912458645569764642" text:style-name="L7">
        <text:list-item>
          <text:p text:style-name="P10">25.0<text:span text:style-name="T1">00,00 TL</text:span> kira bedelini, <text:span text:style-name="T1">adıma maliyeye yatırılacak olan stopaj vergisini ve</text:span> <text:span text:style-name="T1">yasal gecikme faizini,</text:span> ihtarnamenin tebliğinden itibaren 30 (otuz) gün içinde ödemeniz, ödemediğiniz takdirde Borçlar Kanunu 260. maddesi gereğince hakkınızda alacak ve tahliye davası açacağımı yargılama giderleri ve vekâlet ücretinin tarafınıza yükletileceğini, <text:span text:style-name="T2">ödemeyi yapmamanız durumunda tahsilatın, sözleşmede adı kefil olarak geçen Birkan YAYMAZ ’dan tahsil yoluna gidileceğini</text:span> ihtaren bildiririz.</text:p>
        </text:list-item>
      </text:list>
      <text:p text:style-name="P6">2- Mecurda sizin <text:span text:style-name="T2">çalışmamanız ve sizin</text:span> dışınızda çalışanların olması</text:p>
      <text:list xml:id="list2536853658554484236" text:style-name="L9">
        <text:list-item>
          <text:p text:style-name="P11"><text:span text:style-name="T1">Mecurda çalışan başka kişilerin olduğunu gözlemlemekteyiz.</text:span></text:p>
        </text:list-item>
        <text:list-item>
          <text:p text:style-name="P11"><text:span text:style-name="T4">Bu kişilerle olan, ticari ilişkilerinizin tarafımıza resmi olarak bildirilmesi talep etmekteyiz. </text:span></text:p>
        </text:list-item>
        <text:list-item>
          <text:p text:style-name="P11"><text:span text:style-name="T1">Eğer bu kişilerle olan ilişkiniz, alt kiracı ilişkisi ise sözleşmemizin 1. maddesi gereği, sözleşme şartlarına uymadığınızdan dolayı mecuru kayıtsız şartsız boşaltmanız gerektiğini ihtaren bildiririz..</text:span></text:p>
        </text:list-item>
      </text:list>
      <text:p text:style-name="P7">3- Geçmiş Kira borcunu ödemeniz halinde, sözleşmenin bir yıl daha uzatılabilmesi için, 2019-2020 kira bedeli olan, sözleşmede 8. maddede belirtilen artış oranı ile, <text:s/>33.250,00 TL ‘nın, bu ihtarname süresinin içerisinde banka hesabına yatırılmasını <text:span text:style-name="T3">ihtaren bildiririz.</text:span></text:p>
      <text:p text:style-name="P6"/>
      <text:p text:style-name="P4">SONUÇ VE İSTEM : İş bu ihtarnamenin tarafınıza tebliğinden itibaren otuz gün içinde;</text:p>
      <text:list xml:id="list6715337458485533653" text:style-name="L4">
        <text:list-item>
          <text:p text:style-name="P9"><text:span text:style-name="T3">25,000.00</text:span> TL kira bedelini <text:span text:style-name="T4">banka hesabına yatırmanız</text:span>, <text:span text:style-name="T4">yatırmadığınız </text:span>taktirde, <text:span text:style-name="T4">sizin </text:span>hakkınızda temerrüt nedeniyle tahliye ve alacak davası açacağımızı, <text:span text:style-name="T4">sözleşmede kefiliniz olan Birkan YAYMAZ hakkında alacak davası açacağımızı,</text:span> </text:p>
        </text:list-item>
        <text:list-item>
          <text:p text:style-name="P12">Mecurda çalışanların ticari kimliğinin tarafımıza <text:span text:style-name="T7">resmi olarak</text:span> bildirmenizi,</text:p>
        </text:list-item>
        <text:list-item>
          <text:p text:style-name="P9"><text:span text:style-name="T4">kira sözleşmesinin bir yıl daha uzatılmasını istemeniz halinde, yeni kira bedeli olan 33,250.00 TL ’ninde banka hesabına yatırmanızı,</text:span> </text:p>
        </text:list-item>
        <text:list-item>
          <text:p text:style-name="P12"><text:span text:style-name="T7">Sözleşme gereği b</text:span>u kira bedellerine ait stopaj vergilerini yatırmanızı,</text:p>
          <text:p text:style-name="P9">ihtaren bildiririz.</text:p>
        </text:list-item>
      </text:list>
      <text:p text:style-name="P1"/>
      <text:p text:style-name="P1">İhtar Eden </text:p>
      <text:p text:style-name="P8">Ali Umut BALCI</text:p>
      <text:p text:style-name="P1"/>
      <text:p text:style-name="P1"/>
      <text:p text:style-name="P1"><text:span text:style-name="T3">İki</text:span> nüshadan ibaret iş bu ihtarnamenin bir sureti karşı tarafa <text:span text:style-name="T3">elden teslim edilmiştir. </text:span></text:p>
      <text:p text:style-name="P8"/>
      <text:p text:style-name="P8">İhtarnameyi Elden Teslim aldım.<text:tab/><text:tab/><text:tab/>İhtarnameyi Teslim Eden</text:p>
      <text:p text:style-name="P8">Dursun DURMUŞ (471 3724 3078)<text:tab/><text:tab/><text:tab/>Hacı Murat BALCI</text:p>
      <text:p text:style-name="P3"><text:span text:style-name="T3">15-08-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5:20:55.651580579</meta:creation-date>
    <dc:date>2019-09-02T16:12:06.184546732</dc:date>
    <meta:editing-duration>PT6M58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27" meta:word-count="348" meta:character-count="2576" meta:non-whitespace-character-count="2241"/>
  </office:meta>
</office:document-meta>
</file>